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5.06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14.15mm"/>
    </style:style>
    <style:style style:name="co12" style:family="table-column">
      <style:table-column-properties fo:break-before="auto" style:column-width="18.5mm"/>
    </style:style>
    <style:style style:name="co13" style:family="table-column">
      <style:table-column-properties fo:break-before="auto" style:column-width="22.6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58.26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290.43mm" svg:height="176.37mm" svg:x="89.77mm" svg:y="26.03mm">
            <draw:object draw:notify-on-update-of-ranges="out.A4:out.A322 out.L4:out.L322 out.A4:out.A3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Linux</text:p>
          </table:table-cell>
          <table:table-cell office:value-type="string" calcext:value-type="string">
            <text:p>4.16.6-1-ARCH</text:p>
          </table:table-cell>
          <table:table-cell office:value-type="string" calcext:value-type="string">
            <text:p>(ro-n0745)</text:p>
          </table:table-cell>
          <table:table-cell table:style-name="ce1" office:value-type="string" calcext:value-type="string">
            <text:p>06.06.2018</text:p>
          </table:table-cell>
          <table:table-cell office:value-type="string" calcext:value-type="string">
            <text:p>_x86_64_</text:p>
          </table:table-cell>
          <table:table-cell office:value-type="string" calcext:value-type="string">
            <text:p>(4</text:p>
          </table:table-cell>
          <table:table-cell office:value-type="string" calcext:value-type="string">
            <text:p>CPU)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09:40:42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%usr</text:p>
          </table:table-cell>
          <table:table-cell office:value-type="string" calcext:value-type="string">
            <text:p>%system</text:p>
          </table:table-cell>
          <table:table-cell/>
          <table:table-cell office:value-type="string" calcext:value-type="string">
            <text:p>%guest</text:p>
          </table:table-cell>
          <table:table-cell/>
          <table:table-cell office:value-type="string" calcext:value-type="string">
            <text:p>%wait</text:p>
          </table:table-cell>
          <table:table-cell table:number-columns-repeated="2"/>
          <table:table-cell office:value-type="string" calcext:value-type="string">
            <text:p>%CP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09:40:4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4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4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4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4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4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4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5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5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5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5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5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5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5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5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5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0:5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0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0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0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0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0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0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0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0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0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0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1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1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1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1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1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1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1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1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1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1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2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2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2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2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2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2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2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2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2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2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3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3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3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3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3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3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3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3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3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3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4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4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4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4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4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4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4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4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4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4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5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5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5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5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5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5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5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5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5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1:5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0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0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0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0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0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0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0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0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0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0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1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1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1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1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1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1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1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1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1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1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2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2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2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2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2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2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2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2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2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2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3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3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3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3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3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3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3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3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3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3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4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4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4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4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4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4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4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4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4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4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5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5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5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5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5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5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5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5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5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2:5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0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0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0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0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0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0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0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0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0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0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1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1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1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1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1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1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1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1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1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1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2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2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2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2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2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2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2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2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2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2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3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3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3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3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3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3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3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3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3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3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4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4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4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4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4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4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4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4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4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4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5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5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5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5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5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5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5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5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5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3:5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0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0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0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0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0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0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0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0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0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0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1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1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1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1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1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1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1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1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1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1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2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2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2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2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2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2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2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2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2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2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3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3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3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3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3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3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3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3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3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3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4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4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4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4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4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4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4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4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4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4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5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5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5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5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5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5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5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5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5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4:5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0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0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0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0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0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0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0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0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0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0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1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1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1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1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1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1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1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1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1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1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2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2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2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2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2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2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2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2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2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2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3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3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3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3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3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3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3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3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3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3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4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4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4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4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4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4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4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4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4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4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5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5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52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53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54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55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56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57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58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5:59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6:00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46:01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Średnia:</text:p>
          </table:table-cell>
          <table:table-cell office:value-type="float" office:value="0" calcext:value-type="float">
            <text:p>0</text:p>
          </table:table-cell>
          <table:table-cell office:value-type="float" office:value="22169" calcext:value-type="float">
            <text:p>22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niff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23:46:25.015230169</dc:date>
    <meta:editing-duration>PT6M9S</meta:editing-duration>
    <meta:editing-cycles>1</meta:editing-cycles>
    <meta:document-statistic meta:table-count="1" meta:cell-count="4817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044cm" svg:height="17.638cm" xlink:href=".." xlink:type="simple" chart:class="chart:scatter" chart:column-mapping="0" chart:style-name="ch1">
        <chart:plot-area chart:style-name="ch2" table:cell-range-address="out.A4:out.A322 out.L4:out.L322" chart:data-source-has-labels="column" svg:x="0.58cm" svg:y="0.352cm" svg:width="27.884cm" svg:height="16.934cm">
          <chartooo:coordinate-region svg:x="1.307cm" svg:y="0.552cm" svg:width="26.877cm" svg:height="16.087cm"/>
          <chart:axis chart:dimension="x" chart:name="primary-x" chart:style-name="ch3" chartooo:axis-type="auto">
            <chart:categories table:cell-range-address="out.A4:out.A32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ut.L4:out.L322" chart:class="chart:scatter">
            <chart:domain table:cell-range-address="out.A4:out.A322"/>
            <chart:data-point chart:repeated="3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09:40:43</text:p>
                <draw:g>
                  <svg:desc>out.A4:out.A322</svg:desc>
                </draw:g>
              </table:table-cell>
              <table:table-cell office:value-type="float" office:value="1">
                <text:p>1</text:p>
                <draw:g>
                  <svg:desc>out.A4:out.A322</svg:desc>
                </draw:g>
              </table:table-cell>
              <table:table-cell office:value-type="float" office:value="0">
                <text:p>0</text:p>
                <draw:g>
                  <svg:desc>out.L4:out.L322</svg:desc>
                </draw:g>
              </table:table-cell>
            </table:table-row>
            <table:table-row>
              <table:table-cell office:value-type="string">
                <text:p>09:40:4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:40:4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4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4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5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5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5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5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5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5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0:5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0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0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0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0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0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0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0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0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0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1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1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1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1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1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1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1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1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1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1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2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2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2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23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2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25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2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27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28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29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3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3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3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3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34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3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3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37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3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39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4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4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4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43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44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4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4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47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48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49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5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5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52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53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54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5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5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57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58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1:59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0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0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0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03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04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0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0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07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08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09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1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1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1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14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1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1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17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18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19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2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21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2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2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24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25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26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27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28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29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3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3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33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34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35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3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37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38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39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40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41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4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43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4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45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46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47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48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49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5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51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52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53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54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55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56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57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58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2:59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00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01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02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03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04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05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0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07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08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09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1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11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12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13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14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15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16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17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18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19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2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2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2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2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2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25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2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27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28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29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3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3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32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33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3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35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3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37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38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40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4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4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43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44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:43:45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4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47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48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49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50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5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5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53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54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5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5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57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5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3:59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0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3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4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5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8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9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10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12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13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1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1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1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18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19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2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2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2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23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24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25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2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27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28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29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3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31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3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3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34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3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36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37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3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39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40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41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4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43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4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45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46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48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49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5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5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5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53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54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55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5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58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59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00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01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02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03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04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05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06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07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08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09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10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11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12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13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14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15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16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17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18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19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20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21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22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23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24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25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26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27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28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29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30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31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32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33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34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35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36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37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38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39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40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41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42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43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44</text:p>
              </table:table-cell>
              <table:table-cell office:value-type="float" office:value="302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:45:45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46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47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48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49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50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51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52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53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54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55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56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57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58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5:59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6:00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6:01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